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CD2247D4D39A5527.svm" manifest:media-type="image/x-svm"/>
  <manifest:file-entry manifest:full-path="Pictures/1000000000000200000002009F9CDFF76A1A9DB9.jpg" manifest:media-type="image/jpe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001000003C1000002D012023DBC86EF348D.png" manifest:media-type="image/png"/>
  <manifest:file-entry manifest:full-path="Pictures/2000000C0000634100004A4C3651558E9C43717A.svm" manifest:media-type="image/x-svm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ans" svg:font-family="'Liberation Sans'" style:font-adornments="Normal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adornments="Regular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adornments="Book" style:font-pitch="variable"/>
    <style:font-face style:name="Source Code Pro2" svg:font-family="'Source Code Pro'" style:font-family-generic="modern" style:font-pitch="fixed"/>
    <style:font-face style:name="Tahoma" svg:font-family="Tahoma" style:font-family-generic="system" style:font-pitch="variable"/>
    <style:font-face style:name="Tahoma1" svg:font-family="Tahoma" style:font-pitch="variable"/>
    <style:font-face style:name="Vazir" svg:font-family="Vazir" style:font-pitch="variable"/>
    <style:font-face style:name="Vazir1" svg:font-family="Vazir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aple_20_Leaves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9.377cm" fo:min-width="22.7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8.137cm"/>
      <style:paragraph-properties style:writing-mode="lr-tb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 fo:min-height="8.894cm" fo:min-width="20.32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068cm" fo:min-width="21.59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44cm" fo:min-width="21.5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6.0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14cm"/>
      <style:paragraph-properties style:writing-mode="lr-tb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7.624cm" fo:min-width="18.5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0.164cm" fo:min-width="20.582cm"/>
      <style:paragraph-properties style:writing-mode="lr-tb"/>
    </style:style>
    <style:style style:name="pr1" style:family="presentation" style:parent-style-name="Focus1-title">
      <style:graphic-properties fo:min-height="4.191cm"/>
      <style:paragraph-properties style:writing-mode="lr-tb"/>
    </style:style>
    <style:style style:name="pr2" style:family="presentation" style:parent-style-name="Focus1-outline1">
      <style:graphic-properties fo:min-height="6.615cm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outline1">
      <style:graphic-properties fo:min-height="9.028cm"/>
      <style:paragraph-properties style:writing-mode="lr-tb"/>
    </style:style>
    <style:style style:name="pr6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3-title">
      <style:graphic-properties draw:auto-grow-height="true" fo:min-height="2.629cm"/>
      <style:paragraph-properties style:writing-mode="lr-tb"/>
    </style:style>
    <style:style style:name="pr8" style:family="presentation" style:parent-style-name="Focus3-subtitle">
      <style:graphic-properties draw:auto-grow-height="true" fo:min-height="5.334cm"/>
      <style:paragraph-properties style:writing-mode="lr-tb"/>
    </style:style>
    <style:style style:name="P1" style:family="paragraph">
      <style:paragraph-properties style:writing-mode="lr-tb"/>
      <style:text-properties style:font-name="DejaVu Sans2" fo:font-weight="bold" style:font-weight-asian="bold" style:font-weight-complex="bold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3.5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.299cm" fo:line-height="100%" fo:text-align="start" fo:text-indent="0cm" style:writing-mode="lr-tb"/>
      <style:text-properties style:font-name="Source Code Pro2"/>
    </style:style>
    <style:style style:name="P7" style:family="paragraph">
      <style:paragraph-properties fo:margin-left="0cm" fo:margin-right="0cm" fo:margin-top="0cm" fo:margin-bottom="0.224cm" fo:line-height="100%" fo:text-align="start" fo:text-indent="0cm" style:writing-mode="lr-tb"/>
      <style:text-properties style:font-name="Source Code Pro2"/>
    </style:style>
    <style:style style:name="P8" style:family="paragraph">
      <style:paragraph-properties fo:text-align="start" style:writing-mode="lr-tb"/>
      <style:text-properties style:font-name="Source Code Pro2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.374cm" fo:line-height="100%" fo:text-align="start" fo:text-indent="0cm" style:writing-mode="lr-tb"/>
    </style:style>
    <style:style style:name="P11" style:family="paragraph">
      <style:paragraph-properties style:writing-mode="lr-tb"/>
      <style:text-properties style:font-name="Source Code Pro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.373cm" fo:line-height="100%" fo:text-align="start" fo:text-indent="0cm" style:writing-mode="lr-tb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style:writing-mode="lr-tb"/>
      <style:text-properties fo:color="#000000" loext:opacity="100%" style:font-name="Source Code Pro" fo:font-size="36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Source Code Pro" fo:font-size="19.5pt" fo:font-weight="bold"/>
    </style:style>
    <style:style style:name="P16" style:family="paragraph">
      <loext:graphic-properties draw:fill="none" draw:fill-color="#ffffff"/>
      <style:paragraph-properties style:writing-mode="lr-tb"/>
      <style:text-properties fo:font-size="13.5pt"/>
    </style:style>
    <style:style style:name="T1" style:family="text">
      <style:text-properties style:font-name="DejaVu Sans2" fo:font-weight="normal" style:font-weight-asian="normal" style:font-weight-complex="normal"/>
    </style:style>
    <style:style style:name="T2" style:family="text">
      <style:text-properties style:font-name="DejaVu Sans2" fo:font-weight="bold" style:font-weight-asian="bold" style:font-weight-complex="bold"/>
    </style:style>
    <style:style style:name="T3" style:family="text">
      <style:text-properties fo:font-size="16pt" style:font-size-asian="26pt" style:font-size-complex="26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Source Code Pro2" fo:font-size="16pt" style:font-size-asian="16pt" style:font-size-complex="1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Source Code Pro"/>
    </style:style>
    <style:style style:name="T9" style:family="text">
      <style:text-properties style:font-name="Source Code Pro" fo:font-size="26pt" fo:font-weight="bold" style:font-size-asian="60pt" style:font-weight-asian="bold" style:font-size-complex="60pt" style:font-weight-complex="bold"/>
    </style:style>
    <style:style style:name="T10" style:family="text">
      <style:text-properties style:font-name="Source Code Pro" fo:font-size="15pt" style:font-size-asian="15pt" style:font-size-complex="15pt"/>
    </style:style>
    <style:style style:name="T11" style:family="text">
      <style:text-properties fo:color="#000000" loext:opacity="100%" style:font-name="Source Code Pro" fo:font-size="48pt" fo:font-weight="bold" style:font-weight-asian="bold" style:font-weight-complex="bold"/>
    </style:style>
    <style:style style:name="T12" style:family="text">
      <style:text-properties style:font-name="Source Code Pro" fo:font-size="26pt" fo:font-weight="bold"/>
    </style:style>
    <style:style style:name="T13" style:family="text">
      <style:text-properties fo:font-size="18pt"/>
    </style:style>
    <style:style style:name="T14" style:family="text">
      <style:text-properties style:font-name="Source Code Pro" fo:font-size="22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Mehdi Haghgoo</presentation:footer-decl>
      <draw:page draw:name="page1" draw:style-name="dp1" draw:master-page-name="Focus1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1.684cm" svg:height="4.191cm" svg:x="7.874cm" svg:y="4.064cm" presentation:class="title" presentation:user-transformed="true">
          <draw:text-box>
            <text:p><text:span text:style-name="T1">Android’s</text:span><text:span text:style-name="T1"><text:line-break/></text:span><text:span text:style-name="T2"><text:line-break/></text:span><text:span text:style-name="T2">Property Animation System</text:span><text:span text:style-name="T2"><text:line-break/></text:span><text:span text:style-name="T2"/></text:p>
          </draw:text-box>
        </draw:frame>
        <draw:frame presentation:style-name="pr2" draw:text-style-name="P2" draw:layer="layout" svg:width="5.345cm" svg:height="0.952cm" svg:x="10.403cm" svg:y="9.144cm" presentation:class="outline" presentation:user-transformed="true">
          <draw:text-box>
            <text:list text:style-name="L2">
              <text:list-header>
                <text:p><text:span text:style-name="T3">Since API 11</text:span></text:p>
              </text:list-header>
            </text:list>
          </draw:text-box>
        </draw:frame>
        <draw:frame draw:style-name="gr1" draw:text-style-name="P3" draw:layer="layout" svg:width="20.902cm" svg:height="2.055cm" svg:x="3.301cm" svg:y="11.81cm">
          <draw:text-box>
            <text:p><text:span text:style-name="T4">Animate properties of objects (including view properties)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1T1" presentation:use-footer-name="ftr1">
        <office:forms form:automatic-focus="false" form:apply-design-mode="false"/>
        <draw:frame presentation:style-name="pr4" draw:text-style-name="P5" draw:layer="layout" svg:width="24.108cm" svg:height="2.5cm" svg:x="1.945cm" svg:y="0.928cm" presentation:class="title">
          <draw:text-box>
            <text:p><text:span text:style-name="T5">ValueAnimator</text:span></text:p>
          </draw:text-box>
        </draw:frame>
        <draw:frame presentation:style-name="pr5" draw:text-style-name="P2" draw:layer="layout" svg:width="24.108cm" svg:height="9.278cm" svg:x="1.945cm" svg:y="3.835cm" presentation:class="outline" presentation:placeholder="true" presentation:user-transformed="true">
          <draw:text-box/>
        </draw:frame>
        <draw:custom-shape draw:style-name="gr3" draw:text-style-name="P8" draw:layer="layout" svg:width="23.201cm" svg:height="9.627cm" svg:x="1.691cm" svg:y="3.581cm">
          <text:list text:style-name="L2">
            <text:list-item>
              <text:list>
                <text:list-header>
                  <text:p text:style-name="P6"><text:span text:style-name="T6">Animates values of some type for the duration of an animation</text:span></text:p>
                  <text:p text:style-name="P6"><text:span text:style-name="T6">Methods:</text:span><text:span text:style-name="T6"><text:tab/></text:span></text:p>
                  <text:list>
                    <text:list-item>
                      <text:p text:style-name="P7"><text:span text:style-name="T6">ValueAnimator.ofFloat(0f, 100f)</text:span></text:p>
                    </text:list-item>
                    <text:list-item>
                      <text:p text:style-name="P7"><text:span text:style-name="T6">ValueAnimator.ofInt(1,100)</text:span></text:p>
                    </text:list-item>
                    <text:list-item>
                      <text:p text:style-name="P7"><text:span text:style-name="T6">ValueAnimator.ofArgb(Color.RED, Color.GREEN)</text:span></text:p>
                    </text:list-item>
                    <text:list-item>
                      <text:p text:style-name="P7"><text:span text:style-name="T6">ValueAnimator.ofObject(MyTypeEvaluator(), startValue, endValue)</text:span></text:p>
                    </text:list-item>
                  </text:list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1T1" presentation:use-footer-name="ftr1">
        <office:forms form:automatic-focus="false" form:apply-design-mode="false"/>
        <draw:frame draw:style-name="gr4" draw:text-style-name="P3" draw:layer="layout" svg:width="8.637cm" svg:height="1.318cm" svg:x="9.145cm" svg:y="0.916cm">
          <draw:text-box>
            <text:p><text:span text:style-name="T7">ObjectAnimator</text:span></text:p>
          </draw:text-box>
        </draw:frame>
        <draw:custom-shape draw:style-name="gr5" draw:text-style-name="P10" draw:layer="layout" svg:width="20.828cm" svg:height="9.144cm" svg:x="3.048cm" svg:y="3.302cm">
          <text:list text:style-name="L2">
            <text:list-item>
              <text:p text:style-name="P10"><text:span text:style-name="T8">Subclasses of ValueAnimator</text:span></text:p>
            </text:list-item>
            <text:list-item>
              <text:p text:style-name="P10"><text:span text:style-name="T8">Animates a property of an object</text:span></text:p>
            </text:list-item>
            <text:list-item>
              <text:p text:style-name="P10"><text:span text:style-name="T8">The object property must have a setter function </text:span></text:p>
              <text:p text:style-name="P10"><text:span text:style-name="T8">in the form of set&lt;PropertyName&gt;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 presentation:use-footer-name="ftr1">
        <office:forms form:automatic-focus="false" form:apply-design-mode="false"/>
        <draw:frame presentation:style-name="pr7" draw:text-style-name="P11" draw:layer="layout" svg:width="18.313cm" svg:height="2.629cm" svg:x="4.903cm" svg:y="0.627cm" presentation:class="title" presentation:user-transformed="true">
          <draw:text-box>
            <text:p><text:span text:style-name="T9">Code</text:span></text:p>
          </draw:text-box>
        </draw:frame>
        <draw:custom-shape draw:style-name="gr6" draw:text-style-name="P13" draw:layer="layout" svg:width="22.098cm" svg:height="4.318cm" svg:x="3.556cm" svg:y="8.382cm">
          <text:list text:style-name="L2">
            <text:list-header>
              <text:p text:style-name="P12"><text:span text:style-name="T10">val pvh1 = PropertyValuesHolder.ofFloat(View.SCALE_X, 0.1f, 3f)</text:span></text:p>
              <text:p text:style-name="P12"><text:span text:style-name="T10">val pvh2 = PropertyValuesHolder.ofFloat(View.SCALE_Y, 0.1f, 3f)</text:span></text:p>
              <text:p text:style-name="P12"><text:span text:style-name="T10">ObjectAnimator.ofPropertyValuesHolder(someView, pvh1, pvh2)</text:span></text:p>
              <text:p text:style-name="P12"><text:span text:style-name="T10">.start(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2.098cm" svg:height="2.794cm" svg:x="3.556cm" svg:y="5.08cm">
          <text:list text:style-name="L2">
            <text:list-header>
              <text:p text:style-name="P12"><text:span text:style-name="T10">val a = ObjectAnimator.ofFloat(someView, View.SCALE_X, 0.1f, 3f)</text:span></text:p>
              <text:p text:style-name="P12"><text:span text:style-name="T10">a.start(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0" presentation:use-footer-name="ftr1">
        <office:forms form:automatic-focus="false" form:apply-design-mode="false"/>
        <draw:frame presentation:style-name="pr8" draw:text-style-name="P14" draw:layer="layout" svg:width="22.352cm" svg:height="5.334cm" svg:x="3.301cm" svg:y="0.19cm" presentation:class="subtitle" presentation:user-transformed="true">
          <draw:text-box>
            <text:p><text:span text:style-name="T11">ViewPropertyAnimator</text:span></text:p>
          </draw:text-box>
        </draw:frame>
        <draw:frame draw:style-name="gr8" draw:text-style-name="P15" draw:layer="layout" svg:width="6.558cm" svg:height="1.407cm" svg:x="11.223cm" svg:y="6.857cm">
          <draw:text-box>
            <text:p><text:span text:style-name="T12">Android 3.1</text:span></text:p>
          </draw:text-box>
        </draw:frame>
        <draw:frame draw:style-name="gr9" draw:text-style-name="P16" draw:layer="layout" svg:width="18.462cm" svg:height="0.988cm" svg:x="6.095cm" svg:y="4cm">
          <draw:text-box>
            <text:p><text:span text:style-name="T13">A convenient way to animate properties on View objects</text:span></text:p>
          </draw:text-box>
        </draw:frame>
        <draw:frame draw:style-name="gr10" draw:text-style-name="P16" draw:layer="layout" svg:width="2.514cm" svg:height="0.988cm" svg:x="13.207cm" svg:y="8.212cm">
          <draw:text-box>
            <text:p><text:span text:style-name="T13">API 12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1" presentation:presentation-page-layout-name="AL1T1" presentation:use-footer-name="ftr1">
        <office:forms form:automatic-focus="false" form:apply-design-mode="false"/>
        <draw:custom-shape draw:style-name="gr11" draw:text-style-name="P10" draw:layer="layout" svg:width="19.05cm" svg:height="7.874cm" svg:x="4.572cm" svg:y="4.318cm">
          <text:list text:style-name="L2">
            <text:list-item>
              <text:p text:style-name="P10"><text:span text:style-name="T8">Suitable for running simultaneous animations</text:span></text:p>
            </text:list-item>
            <text:list-item>
              <text:p text:style-name="P10"><text:span text:style-name="T8">Easier syntax</text:span></text:p>
            </text:list-item>
            <text:list-item>
              <text:p text:style-name="P10"><text:span text:style-name="T8">Potentially better performanc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>
        <office:forms form:automatic-focus="false" form:apply-design-mode="false"/>
        <draw:frame presentation:style-name="pr7" draw:text-style-name="P11" draw:layer="layout" svg:width="18.313cm" svg:height="2.629cm" svg:x="4.903cm" svg:y="0.627cm" presentation:class="title" presentation:user-transformed="true">
          <draw:text-box>
            <text:p><text:span text:style-name="T14">Code</text:span></text:p>
          </draw:text-box>
        </draw:frame>
        <draw:custom-shape draw:style-name="gr12" draw:text-style-name="P13" draw:layer="layout" svg:width="21.082cm" svg:height="10.414cm" svg:x="3.81cm" svg:y="3.556cm">
          <text:list text:style-name="L2">
            <text:list-header>
              <text:p text:style-name="P12"><text:span text:style-name="T8">View.animate()</text:span></text:p>
              <text:p text:style-name="P12"><text:span text:style-name="T8">.alpha()</text:span></text:p>
              <text:p text:style-name="P12"><text:span text:style-name="T8">.alphaBy()</text:span></text:p>
              <text:p text:style-name="P12"><text:span text:style-name="T8">.scaleX()</text:span></text:p>
              <text:p text:style-name="P12"><text:span text:style-name="T8">.scaleY()</text:span></text:p>
              <text:p text:style-name="P12"><text:span text:style-name="T8">.translationX()</text:span></text:p>
            </text:list-header>
            <text:list-item>
              <text:p text:style-name="P12"><text:span text:style-name="T8">.translationY()</text:span></text:p>
              <text:p text:style-name="P12"><text:span text:style-name="T8">.start(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ans" svg:font-family="'Liberation Sans'" style:font-adornments="Normal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adornments="Regular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adornments="Book" style:font-pitch="variable"/>
    <style:font-face style:name="Source Code Pro2" svg:font-family="'Source Code Pro'" style:font-family-generic="modern" style:font-pitch="fixed"/>
    <style:font-face style:name="Tahoma" svg:font-family="Tahoma" style:font-family-generic="system" style:font-pitch="variable"/>
    <style:font-face style:name="Tahoma1" svg:font-family="Tahoma" style:font-pitch="variable"/>
    <style:font-face style:name="Vazir" svg:font-family="Vazir" style:font-pitch="variable"/>
    <style:font-face style:name="Vazir1" svg:font-family="Vazir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ple_20_Leaves" draw:display-name="Maple Leaves" xlink:href="Pictures/1000000000000200000002009F9CDFF76A1A9DB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Montserrat1" fo:font-family="Montserrat" style:font-style-name="Regular" style:font-pitch="variable" style:font-name-complex="Vazir1" style:font-family-complex="Vazir" style:font-style-name-complex="Regular" style:font-pitch-complex="variable" style:language-complex="fa" style:country-complex="IR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24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2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24pt"/>
    </style:style>
    <style:style style:name="Focus-outline5" style:family="presentation" style:parent-style-name="Focus-outline4">
      <style:paragraph-properties fo:margin-left="0cm" fo:margin-right="0cm" fo:margin-top="0cm" fo:margin-bottom="0.074cm" fo:text-align="center" fo:text-indent="0cm">
        <style:tab-stops/>
      </style:paragraph-properties>
      <style:text-properties fo:font-size="24pt"/>
    </style:style>
    <style:style style:name="Focus-outline6" style:family="presentation" style:parent-style-name="Focus-outline5">
      <style:paragraph-properties fo:margin-left="0cm" fo:margin-right="0cm" fo:margin-top="0cm" fo:margin-bottom="0.074cm" fo:text-align="center" fo:text-indent="0cm">
        <style:tab-stops/>
      </style:paragraph-properties>
      <style:text-properties fo:font-size="24pt"/>
    </style:style>
    <style:style style:name="Focus-outline7" style:family="presentation" style:parent-style-name="Focus-outline6">
      <style:paragraph-properties fo:margin-left="0cm" fo:margin-right="0cm" fo:margin-top="0cm" fo:margin-bottom="0.074cm" fo:text-align="center" fo:text-indent="0cm">
        <style:tab-stops/>
      </style:paragraph-properties>
      <style:text-properties fo:font-size="24pt"/>
    </style:style>
    <style:style style:name="Focus-outline8" style:family="presentation" style:parent-style-name="Focus-outline7">
      <style:paragraph-properties fo:margin-left="0cm" fo:margin-right="0cm" fo:margin-top="0cm" fo:margin-bottom="0.074cm" fo:text-indent="0cm"/>
      <style:text-properties fo:font-size="24pt"/>
    </style:style>
    <style:style style:name="Focus-outline9" style:family="presentation" style:parent-style-name="Focus-outline8">
      <style:paragraph-properties fo:margin-left="0cm" fo:margin-right="0cm" fo:margin-top="0cm" fo:margin-bottom="0.074cm" fo:text-indent="0cm"/>
      <style:text-properties fo:font-size="24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DejaVu Sans3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family-generic="swiss" style:font-pitch="variable" fo:font-size="19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9.5pt" style:font-size-asian="28pt" style:font-size-complex="28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9.5pt" style:font-size-asian="24pt" style:font-size-complex="24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9.5pt" style:font-size-asian="20pt" style:font-size-complex="2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  <style:text-properties fo:font-size="19.5pt" style:font-size-asian="20pt" style:font-size-complex="20pt"/>
    </style:style>
    <style:style style:name="Focus1-outline6" style:family="presentation" style:parent-style-name="Focus1-outline5">
      <style:paragraph-properties fo:margin-left="0cm" fo:margin-right="0cm" fo:margin-top="0cm" fo:margin-bottom="0.074cm" fo:text-indent="0cm"/>
      <style:text-properties fo:font-size="19.5pt" style:font-size-asian="20pt" style:font-size-complex="20pt"/>
    </style:style>
    <style:style style:name="Focus1-outline7" style:family="presentation" style:parent-style-name="Focus1-outline6">
      <style:paragraph-properties fo:margin-left="0cm" fo:margin-right="0cm" fo:margin-top="0cm" fo:margin-bottom="0.074cm" fo:text-indent="0cm"/>
      <style:text-properties fo:font-size="19.5pt" style:font-size-asian="20pt" style:font-size-complex="20pt"/>
    </style:style>
    <style:style style:name="Focus1-outline8" style:family="presentation" style:parent-style-name="Focus1-outline7">
      <style:paragraph-properties fo:margin-left="0cm" fo:margin-right="0cm" fo:margin-top="0cm" fo:margin-bottom="0.074cm" fo:text-indent="0cm"/>
      <style:text-properties fo:font-size="19.5pt" style:font-size-asian="20pt" style:font-size-complex="20pt"/>
    </style:style>
    <style:style style:name="Focus1-outline9" style:family="presentation" style:parent-style-name="Focus1-outline8">
      <style:paragraph-properties fo:margin-left="0cm" fo:margin-right="0cm" fo:margin-top="0cm" fo:margin-bottom="0.074cm" fo:text-indent="0cm"/>
      <style:text-properties fo:font-size="19.5pt"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family-generic="swiss" style:font-pitch="variable" fo:font-size="19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074cm" fo:text-indent="0cm"/>
      <style:text-properties fo:font-size="12pt" style:font-size-asian="20pt" style:font-size-complex="20pt"/>
    </style:style>
    <style:style style:name="Focus2-outline6" style:family="presentation" style:parent-style-name="Focus2-outline5">
      <style:paragraph-properties fo:margin-left="0cm" fo:margin-right="0cm" fo:margin-top="0cm" fo:margin-bottom="0.074cm" fo:text-indent="0cm"/>
      <style:text-properties fo:font-size="12pt" style:font-size-asian="20pt" style:font-size-complex="20pt"/>
    </style:style>
    <style:style style:name="Focus2-outline7" style:family="presentation" style:parent-style-name="Focus2-outline6">
      <style:paragraph-properties fo:margin-left="0cm" fo:margin-right="0cm" fo:margin-top="0cm" fo:margin-bottom="0.074cm" fo:text-indent="0cm"/>
      <style:text-properties fo:font-size="12pt" style:font-size-asian="20pt" style:font-size-complex="20pt"/>
    </style:style>
    <style:style style:name="Focus2-outline8" style:family="presentation" style:parent-style-name="Focus2-outline7">
      <style:paragraph-properties fo:margin-left="0cm" fo:margin-right="0cm" fo:margin-top="0cm" fo:margin-bottom="0.074cm" fo:text-indent="0cm"/>
      <style:text-properties fo:font-size="12pt" style:font-size-asian="20pt" style:font-size-complex="20pt"/>
    </style:style>
    <style:style style:name="Focus2-outline9" style:family="presentation" style:parent-style-name="Focus2-outline8">
      <style:paragraph-properties fo:margin-left="0cm" fo:margin-right="0cm" fo:margin-top="0cm" fo:margin-bottom="0.074cm" fo:text-indent="0cm"/>
      <style:text-properties fo:font-size="12pt"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Montserrat1" fo:font-family="Montserrat" style:font-style-name="Regular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3" fo:font-size="14pt" style:font-size-asian="14pt" style:font-size-complex="14pt"/>
    </style:style>
    <style:style style:name="MT3" style:family="text">
      <style:text-properties fo:color="#808080" loext:opacity="100%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frame presentation:style-name="Mpr1" draw:text-style-name="MP2" draw:layer="backgroundobjects" svg:width="6.523cm" svg:height="1.086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15.825cm" svg:x="-0.099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-outline1" draw:layer="backgroundobjects" svg:width="7.116cm" svg:height="5.149cm" svg:x="10.403cm" svg:y="5.309cm" presentation:class="outline" presentation:placeholder="true">
        <draw:text-box/>
      </draw:frame>
      <draw:frame presentation:style-name="Focus-title" draw:layer="backgroundobjects" svg:width="11.221cm" svg:height="2.629cm" svg:x="1.399cm" svg:y="0.62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15.83cm" svg:x="-0.101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1-title" draw:layer="backgroundobjects" svg:width="12.14cm" svg:height="2.629cm" svg:x="7.911cm" svg:y="2.879cm" presentation:class="title" presentation:placeholder="true">
        <draw:text-box/>
      </draw:frame>
      <draw:frame presentation:style-name="Focus1-outline1" draw:layer="backgroundobjects" svg:width="12.244cm" svg:height="7.067cm" svg:x="7.91cm" svg:y="5.686cm" presentation:class="outline" presentation:placeholder="true">
        <draw:text-box/>
      </draw:frame>
      <draw:frame presentation:style-name="Mpr4" draw:text-style-name="MP9" draw:layer="backgroundobjects" svg:width="6.523cm" svg:height="1.086cm" svg:x="0.397cm" svg:y="14.88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5cm" svg:y="14.88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1.17cm" svg:y="14.88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15.83cm" svg:x="-0.101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2-title" draw:layer="backgroundobjects" svg:width="18.313cm" svg:height="2.629cm" svg:x="4.902cm" svg:y="0.627cm" presentation:class="title" presentation:placeholder="true">
        <draw:text-box/>
      </draw:frame>
      <draw:frame presentation:style-name="Focus2-outline1" draw:layer="backgroundobjects" svg:width="18.313cm" svg:height="10.147cm" svg:x="4.902cm" svg:y="3.685cm" presentation:class="outline" presentation:placeholder="true">
        <draw:text-box/>
      </draw:frame>
      <draw:frame presentation:style-name="Mpr7" draw:text-style-name="MP15" draw:layer="backgroundobjects" svg:width="6.523cm" svg:height="1.086cm" svg:x="0.397cm" svg:y="14.888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086cm" svg:x="9.575cm" svg:y="14.888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086cm" svg:x="21.17cm" svg:y="14.88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15.83cm" svg:x="-0.101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3-title" draw:layer="backgroundobjects" svg:width="24.108cm" svg:height="2.5cm" svg:x="1.945cm" svg:y="0.928cm" presentation:class="title" presentation:placeholder="true">
        <draw:text-box/>
      </draw:frame>
      <draw:frame presentation:style-name="Focus3-outline1" draw:layer="backgroundobjects" svg:width="24.108cm" svg:height="9.278cm" svg:x="1.945cm" svg:y="3.835cm" presentation:class="outline" presentation:placeholder="true">
        <draw:text-box/>
      </draw:frame>
      <draw:frame presentation:style-name="Mpr10" draw:text-style-name="MP15" draw:layer="backgroundobjects" svg:width="6.523cm" svg:height="1.086cm" svg:x="0.397cm" svg:y="14.888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086cm" svg:x="9.575cm" svg:y="14.88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086cm" svg:x="21.17cm" svg:y="14.88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6-07T21:23:34.545476965</meta:creation-date>
    <meta:editing-duration>PT17H2M50S</meta:editing-duration>
    <meta:editing-cycles>27</meta:editing-cycles>
    <meta:generator>LibreOffice/7.3.2.2$Windows_X86_64 LibreOffice_project/49f2b1bff42cfccbd8f788c8dc32c1c309559be0</meta:generator>
    <dc:date>2022-10-09T01:17:19.689000000</dc:date>
    <meta:document-statistic meta:object-count="90"/>
  </office:meta>
</office:document-meta>
</file>